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48870.97" calcext:value-type="float">
            <text:p>48870.97</text:p>
          </table:table-cell>
          <table:table-cell office:value-type="float" office:value="172.61723" calcext:value-type="float">
            <text:p>172.62</text:p>
          </table:table-cell>
          <table:table-cell office:value-type="float" office:value="9.579819E+015" calcext:value-type="float">
            <text:p>9.580E+15</text:p>
          </table:table-cell>
          <table:table-cell office:value-type="float" office:value="221.0678" calcext:value-type="float">
            <text:p>221.07</text:p>
          </table:table-cell>
          <table:table-cell office:value-type="float" office:value="0.49439400434494" calcext:value-type="float">
            <text:p>0.494394004344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79596.055" calcext:value-type="float">
            <text:p>79596.055</text:p>
          </table:table-cell>
          <table:table-cell office:value-type="float" office:value="216.38985" calcext:value-type="float">
            <text:p>216.39</text:p>
          </table:table-cell>
          <table:table-cell office:value-type="float" office:value="1.5986691E+017" calcext:value-type="float">
            <text:p>1.599E+17</text:p>
          </table:table-cell>
          <table:table-cell office:value-type="float" office:value="282.12772" calcext:value-type="float">
            <text:p>282.13</text:p>
          </table:table-cell>
          <table:table-cell office:value-type="float" office:value="0.264709711074829" calcext:value-type="float">
            <text:p>0.2647097110748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78413.836" calcext:value-type="float">
            <text:p>78413.836</text:p>
          </table:table-cell>
          <table:table-cell office:value-type="float" office:value="219.72485" calcext:value-type="float">
            <text:p>219.72</text:p>
          </table:table-cell>
          <table:table-cell office:value-type="float" office:value="5.5187517E+016" calcext:value-type="float">
            <text:p>5.519E+16</text:p>
          </table:table-cell>
          <table:table-cell office:value-type="float" office:value="280.02472" calcext:value-type="float">
            <text:p>280.02</text:p>
          </table:table-cell>
          <table:table-cell office:value-type="float" office:value="0.384778022766113" calcext:value-type="float">
            <text:p>0.3847780227661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62173.97" calcext:value-type="float">
            <text:p>62173.97</text:p>
          </table:table-cell>
          <table:table-cell office:value-type="float" office:value="169.85507" calcext:value-type="float">
            <text:p>169.86</text:p>
          </table:table-cell>
          <table:table-cell office:value-type="float" office:value="897709800000000" calcext:value-type="float">
            <text:p>8.977E+14</text:p>
          </table:table-cell>
          <table:table-cell office:value-type="float" office:value="249.34709" calcext:value-type="float">
            <text:p>249.35</text:p>
          </table:table-cell>
          <table:table-cell office:value-type="float" office:value="0.580913782119751" calcext:value-type="float">
            <text:p>0.58091378211975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11485.463" calcext:value-type="float">
            <text:p>11485.463</text:p>
          </table:table-cell>
          <table:table-cell office:value-type="float" office:value="79.86648" calcext:value-type="float">
            <text:p>79.87</text:p>
          </table:table-cell>
          <table:table-cell office:value-type="float" office:value="2.0104061E+016" calcext:value-type="float">
            <text:p>2.010E+16</text:p>
          </table:table-cell>
          <table:table-cell office:value-type="float" office:value="107.17025" calcext:value-type="float">
            <text:p>107.17</text:p>
          </table:table-cell>
          <table:table-cell office:value-type="float" office:value="0.585163712501526" calcext:value-type="float">
            <text:p>0.58516371250152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141998.39" calcext:value-type="float">
            <text:p>141998.39</text:p>
          </table:table-cell>
          <table:table-cell office:value-type="float" office:value="292.55005" calcext:value-type="float">
            <text:p>292.55</text:p>
          </table:table-cell>
          <table:table-cell office:value-type="float" office:value="1.0649687E+017" calcext:value-type="float">
            <text:p>1.065E+17</text:p>
          </table:table-cell>
          <table:table-cell office:value-type="float" office:value="376.82675" calcext:value-type="float">
            <text:p>376.83</text:p>
          </table:table-cell>
          <table:table-cell office:value-type="float" office:value="0.780785918235779" calcext:value-type="float">
            <text:p>0.78078591823577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3" calcext:value-type="float">
            <text:p>1143.4783</text:p>
          </table:table-cell>
          <table:table-cell office:value-type="float" office:value="190245.06" calcext:value-type="float">
            <text:p>190245.06</text:p>
          </table:table-cell>
          <table:table-cell office:value-type="float" office:value="343.25104" calcext:value-type="float">
            <text:p>343.25</text:p>
          </table:table-cell>
          <table:table-cell office:value-type="float" office:value="1304661700000000" calcext:value-type="float">
            <text:p>1.305E+15</text:p>
          </table:table-cell>
          <table:table-cell office:value-type="float" office:value="436.1709" calcext:value-type="float">
            <text:p>436.17</text:p>
          </table:table-cell>
          <table:table-cell office:value-type="float" office:value="0.856367468833923" calcext:value-type="float">
            <text:p>0.85636746883392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64821.414" calcext:value-type="float">
            <text:p>64821.414</text:p>
          </table:table-cell>
          <table:table-cell office:value-type="float" office:value="196.56041" calcext:value-type="float">
            <text:p>196.56</text:p>
          </table:table-cell>
          <table:table-cell office:value-type="float" office:value="4415148500000000" calcext:value-type="float">
            <text:p>4.415E+15</text:p>
          </table:table-cell>
          <table:table-cell office:value-type="float" office:value="254.6005" calcext:value-type="float">
            <text:p>254.60</text:p>
          </table:table-cell>
          <table:table-cell office:value-type="float" office:value="0.744890570640564" calcext:value-type="float">
            <text:p>0.7448905706405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153235.39" calcext:value-type="float">
            <text:p>153235.39</text:p>
          </table:table-cell>
          <table:table-cell office:value-type="float" office:value="304.9044" calcext:value-type="float">
            <text:p>304.90</text:p>
          </table:table-cell>
          <table:table-cell office:value-type="float" office:value="4.309488E+016" calcext:value-type="float">
            <text:p>4.309E+16</text:p>
          </table:table-cell>
          <table:table-cell office:value-type="float" office:value="391.4529" calcext:value-type="float">
            <text:p>391.45</text:p>
          </table:table-cell>
          <table:table-cell office:value-type="float" office:value="0.762170791625977" calcext:value-type="float">
            <text:p>0.76217079162597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24882.05" calcext:value-type="float">
            <text:p>124882.05</text:p>
          </table:table-cell>
          <table:table-cell office:value-type="float" office:value="256.50116" calcext:value-type="float">
            <text:p>256.50</text:p>
          </table:table-cell>
          <table:table-cell office:value-type="float" office:value="1.6254094E+016" calcext:value-type="float">
            <text:p>1.625E+16</text:p>
          </table:table-cell>
          <table:table-cell office:value-type="float" office:value="353.38654" calcext:value-type="float">
            <text:p>353.39</text:p>
          </table:table-cell>
          <table:table-cell office:value-type="float" office:value="0.633461773395538" calcext:value-type="float">
            <text:p>0.63346177339553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21208.57" calcext:value-type="float">
            <text:p>121208.57</text:p>
          </table:table-cell>
          <table:table-cell office:value-type="float" office:value="272.44666" calcext:value-type="float">
            <text:p>272.45</text:p>
          </table:table-cell>
          <table:table-cell office:value-type="float" office:value="1.3994613E+017" calcext:value-type="float">
            <text:p>1.399E+17</text:p>
          </table:table-cell>
          <table:table-cell office:value-type="float" office:value="348.1502" calcext:value-type="float">
            <text:p>348.15</text:p>
          </table:table-cell>
          <table:table-cell office:value-type="float" office:value="0.759613811969757" calcext:value-type="float">
            <text:p>0.75961381196975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115250.99" calcext:value-type="float">
            <text:p>115250.99</text:p>
          </table:table-cell>
          <table:table-cell office:value-type="float" office:value="258.02332" calcext:value-type="float">
            <text:p>258.02</text:p>
          </table:table-cell>
          <table:table-cell office:value-type="float" office:value="3337467000000000" calcext:value-type="float">
            <text:p>3.337E+15</text:p>
          </table:table-cell>
          <table:table-cell office:value-type="float" office:value="339.48636" calcext:value-type="float">
            <text:p>339.49</text:p>
          </table:table-cell>
          <table:table-cell office:value-type="float" office:value="0.418035447597504" calcext:value-type="float">
            <text:p>0.41803544759750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162738.28" calcext:value-type="float">
            <text:p>162738.28</text:p>
          </table:table-cell>
          <table:table-cell office:value-type="float" office:value="312.67426" calcext:value-type="float">
            <text:p>312.67</text:p>
          </table:table-cell>
          <table:table-cell office:value-type="float" office:value="8422655300000000" calcext:value-type="float">
            <text:p>8.423E+15</text:p>
          </table:table-cell>
          <table:table-cell office:value-type="float" office:value="403.40833" calcext:value-type="float">
            <text:p>403.41</text:p>
          </table:table-cell>
          <table:table-cell office:value-type="float" office:value="0.395337104797363" calcext:value-type="float">
            <text:p>0.39533710479736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161687.22" calcext:value-type="float">
            <text:p>161687.22</text:p>
          </table:table-cell>
          <table:table-cell office:value-type="float" office:value="311.40875" calcext:value-type="float">
            <text:p>311.41</text:p>
          </table:table-cell>
          <table:table-cell office:value-type="float" office:value="2.2945659E+016" calcext:value-type="float">
            <text:p>2.295E+16</text:p>
          </table:table-cell>
          <table:table-cell office:value-type="float" office:value="402.1035" calcext:value-type="float">
            <text:p>402.10</text:p>
          </table:table-cell>
          <table:table-cell office:value-type="float" office:value="0.664935111999512" calcext:value-type="float">
            <text:p>0.664935111999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141.2902" calcext:value-type="float">
            <text:p>1141.2902</text:p>
          </table:table-cell>
          <table:table-cell office:value-type="float" office:value="551.5321" calcext:value-type="float">
            <text:p>551.5321</text:p>
          </table:table-cell>
          <table:table-cell office:value-type="float" office:value="108329.12" calcext:value-type="float">
            <text:p>108329.12</text:p>
          </table:table-cell>
          <table:table-cell office:value-type="float" office:value="243.34099" calcext:value-type="float">
            <text:p>243.34</text:p>
          </table:table-cell>
          <table:table-cell office:value-type="float" office:value="4.2275256E+016" calcext:value-type="float">
            <text:p>4.228E+16</text:p>
          </table:table-cell>
          <table:table-cell office:value-type="float" office:value="317.5231" calcext:value-type="float">
            <text:p>317.52</text:p>
          </table:table-cell>
          <table:table-cell office:value-type="float" office:value="0.594682659421648" calcext:value-type="float">
            <text:p>0.594682659421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55.0581" calcext:value-type="float">
            <text:p>555.0581</text:p>
          </table:table-cell>
          <table:table-cell office:value-type="float" office:value="248.26997" calcext:value-type="float">
            <text:p>248.26997</text:p>
          </table:table-cell>
          <table:table-cell office:value-type="float" office:value="49866.5" calcext:value-type="float">
            <text:p>49866.5</text:p>
          </table:table-cell>
          <table:table-cell office:value-type="float" office:value="69.42019" calcext:value-type="float">
            <text:p>69.42</text:p>
          </table:table-cell>
          <table:table-cell office:value-type="float" office:value="5.1931772E+016" calcext:value-type="float">
            <text:p>5.193E+16</text:p>
          </table:table-cell>
          <table:table-cell office:value-type="float" office:value="86.64982" calcext:value-type="float">
            <text:p>86.65</text:p>
          </table:table-cell>
          <table:table-cell office:value-type="float" office:value="0.173533150947487" calcext:value-type="float">
            <text:p>0.173533150947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03:30:43.281928381</dc:date>
    <meta:editing-duration>PT5M3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